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6.5in" table:align="left"/>
    </style:style>
    <style:style style:name="Tabla3.A" style:family="table-column">
      <style:table-column-properties style:column-width="1.7764in"/>
    </style:style>
    <style:style style:name="Tabla3.B" style:family="table-column">
      <style:table-column-properties style:column-width="1.2646in"/>
    </style:style>
    <style:style style:name="Tabla3.C" style:family="table-column">
      <style:table-column-properties style:column-width="1.9174in"/>
    </style:style>
    <style:style style:name="Tabla3.D" style:family="table-column">
      <style:table-column-properties style:column-width="1.5417in"/>
    </style:style>
    <style:style style:name="Tabla3.A1" style:family="table-cell">
      <style:table-cell-properties fo:padding="0.0194in" fo:border="1pt solid #000000"/>
    </style:style>
    <style:style style:name="Tabla3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a3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a3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in" fo:margin-bottom="0.1965in" loext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in" fo:margin-bottom="0.1965in" loext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in" fo:margin-bottom="0.1965in" loext:contextual-spacing="false"/>
      <style:text-properties fo:language="es" fo:country="CR" officeooo:rsid="0022dce5" officeooo:paragraph-rsid="0022dce5"/>
    </style:style>
    <style:style style:name="P7" style:family="paragraph" style:parent-style-name="Table_20_Contents">
      <style:paragraph-properties fo:margin-left="0.25in" fo:margin-right="0in" fo:margin-top="0in" fo:margin-bottom="0.1965in" loext:contextual-spacing="false" fo:text-indent="-0.25in" style:auto-text-indent="false"/>
      <style:text-properties fo:language="es" fo:country="CR" officeooo:paragraph-rsid="001e0ef8"/>
    </style:style>
    <style:style style:name="P8" style:family="paragraph" style:parent-style-name="Table_20_Contents">
      <style:paragraph-properties fo:margin-left="0.25in" fo:margin-right="0in" fo:margin-top="0in" fo:margin-bottom="0.1965in" loext:contextual-spacing="false" fo:text-indent="-0.25in" style:auto-text-indent="false"/>
      <style:text-properties fo:language="es" fo:country="CR" officeooo:rsid="001e0ef8" officeooo:paragraph-rsid="001e0ef8"/>
    </style:style>
    <style:style style:name="P9" style:family="paragraph" style:parent-style-name="Table_20_Contents">
      <style:paragraph-properties fo:margin-left="0.25in" fo:margin-right="0in" fo:margin-top="0in" fo:margin-bottom="0.1965in" loext:contextual-spacing="false" fo:text-align="start" style:justify-single-word="false" fo:text-indent="-0.25in" style:auto-text-indent="false"/>
      <style:text-properties fo:language="es" fo:country="CR" officeooo:rsid="0022dce5" officeooo:paragraph-rsid="0022dce5"/>
    </style:style>
    <style:style style:name="P10" style:family="paragraph" style:parent-style-name="Table_20_Contents">
      <style:paragraph-properties fo:margin-left="0.2374in" fo:margin-right="0in" fo:margin-top="0in" fo:margin-bottom="0.1965in" loext:contextual-spacing="false" fo:text-indent="-0.2374in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language="es" fo:country="CR" officeooo:paragraph-rsid="001e0ef8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3" style:family="paragraph" style:parent-style-name="Table_20_Contents" style:list-style-name="L1">
      <style:paragraph-properties fo:margin-top="0in" fo:margin-bottom="0.1965in" loext:contextual-spacing="false"/>
      <style:text-properties fo:language="es" fo:country="CR" officeooo:rsid="00244769" officeooo:paragraph-rsid="0022dce5"/>
    </style:style>
    <style:style style:name="P14" style:family="paragraph" style:parent-style-name="Table_20_Contents" style:list-style-name="L2">
      <style:paragraph-properties fo:margin-top="0in" fo:margin-bottom="0.1965in" loext:contextual-spacing="false"/>
      <style:text-properties fo:language="es" fo:country="CR" officeooo:rsid="00245015" officeooo:paragraph-rsid="00245015"/>
    </style:style>
    <style:style style:name="T1" style:family="text">
      <style:text-properties officeooo:rsid="00227610"/>
    </style:style>
    <style:style style:name="T2" style:family="text">
      <style:text-properties officeooo:rsid="0022dce5"/>
    </style:style>
    <style:style style:name="T3" style:family="text">
      <style:text-properties officeooo:rsid="0024501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<text:span text:style-name="T2">15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Actualizar estado del cli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Edwin Navarro Barahona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Edwin Navarro Barahona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14/01/2017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4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 del sistema. <text:span text:style-name="T3">Instructor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6">El sistema permite al administrador actualizar el estado de un cliente. Ocurre cuando un cliente abandona o regresa al gimnas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9">E<text:span text:style-name="T3">l </text:span>a<text:span text:style-name="T3">ctor </text:span>debe estar <text:span text:style-name="T3">logueado</text:span>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7"><text:s/><text:span text:style-name="T2">No presenta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7531143121241321903" text:style-name="L1">
              <text:list-item>
                <text:p text:style-name="P13">El administrador se dirige a la seccion de modificar estados de los clientes.</text:p>
              </text:list-item>
              <text:list-item>
                <text:p text:style-name="P13">El sistema muestra tabla con los clientes <text:span text:style-name="T2">y sus respectivos estados.</text:span></text:p>
              </text:list-item>
              <text:list-item>
                <text:p text:style-name="P13">El administrador selecciona el <text:span text:style-name="T2">nuevo </text:span>estado <text:span text:style-name="T2">del cliente</text:span>.</text:p>
              </text:list-item>
              <text:list-item>
                <text:p text:style-name="P13">El estado es almacenado por el sistem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list xml:id="list6686405685670753716" text:style-name="L2">
              <text:list-item>
                <text:p text:style-name="P14">Problemas de conexxion a base de datos en cualquierpaso del flujo normal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0"/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6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6">Medi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p text:style-name="P7"><text:s/><text:span text:style-name="T3">PHP, AJAX, MYSQL, JQUERY.</text:span>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4:30:54.834625875</dc:date>
    <meta:editing-duration>PT1H59M35S</meta:editing-duration>
    <meta:editing-cycles>7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149" meta:character-count="982" meta:non-whitespace-character-count="870"/>
  </office:meta>
</office:document-meta>
</file>